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2pt" fo:language="es" fo:country="ES" officeooo:rsid="0031dc68" officeooo:paragraph-rsid="00315eca" style:font-size-asian="12pt" style:font-size-complex="12pt"/>
    </style:style>
    <style:style style:name="P2" style:family="paragraph" style:parent-style-name="Preformatted_20_Text">
      <style:text-properties style:font-name="Liberation Serif" fo:font-size="12pt" fo:language="es" fo:country="ES" fo:font-style="normal" style:text-underline-style="none" fo:font-weight="normal" officeooo:rsid="0044dd33" officeooo:paragraph-rsid="0015bebf" style:font-size-asian="10.5pt" style:font-style-asian="normal" style:font-weight-asian="normal" style:font-size-complex="12pt" style:font-style-complex="normal" style:font-weight-complex="normal"/>
    </style:style>
    <style:style style:name="P3" style:family="paragraph" style:parent-style-name="Preformatted_20_Text">
      <style:text-properties style:font-name="Liberation Serif" fo:font-size="12pt" officeooo:paragraph-rsid="004c7a2b" style:font-size-asian="12pt" style:font-size-complex="12pt"/>
    </style:style>
    <style:style style:name="P4" style:family="paragraph" style:parent-style-name="Preformatted_20_Text">
      <style:text-properties style:font-name="Liberation Serif" fo:font-size="12pt" officeooo:paragraph-rsid="00643fca" style:font-size-asian="12pt" style:font-size-complex="12pt"/>
    </style:style>
    <style:style style:name="P5" style:family="paragraph" style:parent-style-name="Preformatted_20_Text">
      <style:text-properties fo:font-size="12pt" fo:language="es" fo:country="ES" fo:font-style="normal" style:text-underline-style="none" fo:font-weight="normal" officeooo:rsid="0015bebf" officeooo:paragraph-rsid="00315eca" style:font-size-asian="10.5pt" style:font-style-asian="normal" style:font-weight-asian="normal" style:font-size-complex="12pt" style:font-style-complex="normal" style:font-weight-complex="normal"/>
    </style:style>
    <style:style style:name="P6" style:family="paragraph" style:parent-style-name="Preformatted_20_Text">
      <style:text-properties fo:language="es" fo:country="ES" officeooo:paragraph-rsid="0015bebf"/>
    </style:style>
    <style:style style:name="P7" style:family="paragraph" style:parent-style-name="Standard">
      <style:text-properties fo:font-size="12pt" fo:language="es" fo:country="ES" fo:font-style="normal" style:text-underline-style="none" fo:font-weight="normal" officeooo:rsid="0013911b" officeooo:paragraph-rsid="0013911b"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language="es" fo:country="ES" fo:font-style="normal" style:text-underline-style="none" fo:font-weight="normal" officeooo:rsid="0015bebf" officeooo:paragraph-rsid="0015bebf"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language="es" fo:country="ES" fo:font-style="normal" style:text-underline-style="none" fo:font-weight="normal" officeooo:rsid="0015bebf" officeooo:paragraph-rsid="0023d311"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language="es" fo:country="ES" fo:font-style="normal" style:text-underline-style="none" fo:font-weight="normal" officeooo:rsid="0023865a" officeooo:paragraph-rsid="0023865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language="es" fo:country="ES" fo:font-style="normal" style:text-underline-style="none" fo:font-weight="normal" officeooo:rsid="004c542a" officeooo:paragraph-rsid="0023d31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language="es" fo:country="ES" fo:font-style="normal" style:text-underline-style="none" fo:font-weight="normal" officeooo:rsid="0025a083" officeooo:paragraph-rsid="0023d311"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language="es" fo:country="ES" fo:font-style="normal" style:text-underline-style="none" fo:font-weight="normal" officeooo:rsid="003c87aa" officeooo:paragraph-rsid="004c7a2b"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es" fo:country="ES" fo:font-style="normal" style:text-underline-style="none" fo:font-weight="normal" officeooo:rsid="00510d0b" officeooo:paragraph-rsid="0013911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language="es" fo:country="ES" fo:font-style="normal" style:text-underline-style="none" fo:font-weight="normal" officeooo:rsid="0063b68b" officeooo:paragraph-rsid="0065cfd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language="es" fo:country="ES" fo:font-style="normal" style:text-underline-style="none" fo:font-weight="normal" officeooo:rsid="0063b68b" officeooo:paragraph-rsid="006602ee"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es" fo:country="ES" style:text-underline-style="solid" style:text-underline-width="auto" style:text-underline-color="font-color" fo:font-weight="bold" officeooo:rsid="0013911b" officeooo:paragraph-rsid="0013911b" style:font-size-asian="10.5pt" style:font-weight-asian="bold" style:font-size-complex="12pt" style:font-weight-complex="bold"/>
    </style:style>
    <style:style style:name="P18" style:family="paragraph" style:parent-style-name="Standard">
      <style:text-properties fo:font-size="12pt" fo:language="es" fo:country="ES" fo:font-style="italic" style:text-underline-style="solid" style:text-underline-width="auto" style:text-underline-color="font-color" fo:font-weight="normal" officeooo:rsid="00510d0b" officeooo:paragraph-rsid="00510d0b" style:font-size-asian="10.5pt" style:font-style-asian="italic" style:font-weight-asian="normal" style:font-size-complex="12pt" style:font-style-complex="italic" style:font-weight-complex="normal"/>
    </style:style>
    <style:style style:name="P19" style:family="paragraph" style:parent-style-name="Standard">
      <style:text-properties style:font-name="Liberation Serif" fo:font-size="12pt" fo:language="es" fo:country="ES" fo:font-style="normal" style:text-underline-style="none" fo:font-weight="normal" officeooo:rsid="0013911b" officeooo:paragraph-rsid="0013911b" style:font-size-asian="12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language="es" fo:country="ES" fo:font-style="normal" style:text-underline-style="none" fo:font-weight="normal" officeooo:rsid="003dedd2" officeooo:paragraph-rsid="00446c09"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language="es" fo:country="ES" fo:font-style="normal" style:text-underline-style="none" fo:font-weight="normal" officeooo:rsid="0025a083" officeooo:paragraph-rsid="0023d311"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language="es" fo:country="ES" fo:font-style="normal" style:text-underline-style="none" fo:font-weight="normal" officeooo:rsid="0036a67f" officeooo:paragraph-rsid="0015bebf"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language="es" fo:country="ES" fo:font-style="italic" style:text-underline-style="none" fo:font-weight="normal" officeooo:rsid="0015bebf" officeooo:paragraph-rsid="0015bebf" style:font-size-asian="12pt" style:font-style-asian="italic" style:font-weight-asian="normal" style:font-size-complex="12pt" style:font-style-complex="italic" style:font-weight-complex="normal"/>
    </style:style>
    <style:style style:name="P24" style:family="paragraph" style:parent-style-name="Standard">
      <style:text-properties fo:font-size="24pt" fo:language="es" fo:country="ES" style:text-underline-style="solid" style:text-underline-width="auto" style:text-underline-color="font-color" fo:font-weight="bold" officeooo:rsid="0013911b" officeooo:paragraph-rsid="0013911b" style:font-size-asian="21pt" style:font-weight-asian="bold" style:font-size-complex="24pt" style:font-weight-complex="bold"/>
    </style:style>
    <style:style style:name="P25" style:family="paragraph" style:parent-style-name="Standard">
      <style:text-properties fo:font-size="15pt" fo:language="es" fo:country="ES" fo:font-style="italic" style:text-underline-style="solid" style:text-underline-width="auto" style:text-underline-color="font-color" fo:font-weight="bold" officeooo:rsid="0013911b" officeooo:paragraph-rsid="0013911b" style:font-size-asian="15pt" style:font-style-asian="italic" style:font-weight-asian="bold" style:font-size-complex="15pt" style:font-style-complex="italic" style:font-weight-complex="bold"/>
    </style:style>
    <style:style style:name="P26" style:family="paragraph" style:parent-style-name="Standard">
      <style:text-properties fo:font-size="15pt" fo:language="es" fo:country="ES" fo:font-style="italic" style:text-underline-style="solid" style:text-underline-width="auto" style:text-underline-color="font-color" fo:font-weight="bold" officeooo:rsid="002ff27b" officeooo:paragraph-rsid="002ff27b" style:font-size-asian="15pt" style:font-style-asian="italic" style:font-weight-asian="bold" style:font-size-complex="15pt" style:font-style-complex="italic" style:font-weight-complex="bold"/>
    </style:style>
    <style:style style:name="P27" style:family="paragraph" style:parent-style-name="Standard">
      <style:text-properties fo:font-size="15pt" fo:language="es" fo:country="ES" fo:font-style="italic" style:text-underline-style="none" fo:font-weight="bold" officeooo:rsid="0015bebf" officeooo:paragraph-rsid="0015bebf" style:font-size-asian="15pt" style:font-style-asian="italic" style:font-weight-asian="bold" style:font-size-complex="15pt" style:font-style-complex="italic" style:font-weight-complex="bold"/>
    </style:style>
    <style:style style:name="P28" style:family="paragraph" style:parent-style-name="Standard">
      <style:text-properties fo:font-size="15pt" fo:language="es" fo:country="ES" fo:font-style="normal" style:text-underline-style="none" fo:font-weight="bold" officeooo:rsid="0015bebf" officeooo:paragraph-rsid="0015bebf" style:font-size-asian="15pt" style:font-style-asian="normal" style:font-weight-asian="bold" style:font-size-complex="15pt" style:font-style-complex="normal" style:font-weight-complex="bold"/>
    </style:style>
    <style:style style:name="P29" style:family="paragraph" style:parent-style-name="Standard">
      <style:text-properties fo:language="es" fo:country="ES" officeooo:rsid="001a6b79" officeooo:paragraph-rsid="004c7a2b"/>
    </style:style>
    <style:style style:name="P30" style:family="paragraph" style:parent-style-name="Standard">
      <style:paragraph-properties fo:text-align="justify" style:justify-single-word="false"/>
      <style:text-properties officeooo:paragraph-rsid="0065cfdd"/>
    </style:style>
    <style:style style:name="P31" style:family="paragraph" style:parent-style-name="Standard">
      <style:paragraph-properties fo:text-align="justify" style:justify-single-word="false"/>
      <style:text-properties officeooo:paragraph-rsid="006602ee"/>
    </style:style>
    <style:style style:name="P32" style:family="paragraph" style:parent-style-name="Standard">
      <style:paragraph-properties fo:margin-top="0cm" fo:margin-bottom="0cm" loext:contextual-spacing="false"/>
      <style:text-properties fo:font-size="12pt" fo:language="es" fo:country="ES" fo:font-style="normal" style:text-underline-style="none" fo:font-weight="normal" officeooo:rsid="0043c3f2" officeooo:paragraph-rsid="0043c3f2"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cm" fo:margin-bottom="0cm" loext:contextual-spacing="false"/>
      <style:text-properties fo:font-size="12pt" fo:language="es" fo:country="ES" fo:font-style="normal" style:text-underline-style="none" fo:font-weight="normal" officeooo:rsid="00510d0b" officeooo:paragraph-rsid="0056e8ad"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cm" fo:margin-bottom="0cm" loext:contextual-spacing="false"/>
      <style:text-properties fo:font-size="12pt" fo:language="es" fo:country="ES" fo:font-style="normal" style:text-underline-style="none" fo:font-weight="normal" officeooo:rsid="00510d0b" officeooo:paragraph-rsid="0061f96c"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cm" fo:margin-bottom="0cm" loext:contextual-spacing="false"/>
      <style:text-properties fo:font-size="12pt" fo:language="es" fo:country="ES" fo:font-style="normal" style:text-underline-style="none" fo:font-weight="normal" officeooo:rsid="0023865a" officeooo:paragraph-rsid="0053356e"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cm" fo:margin-bottom="0cm" loext:contextual-spacing="false"/>
      <style:text-properties fo:font-size="12pt" fo:language="es" fo:country="ES" fo:font-style="normal" style:text-underline-style="none" fo:font-weight="normal" officeooo:rsid="0043c3f2" officeooo:paragraph-rsid="0043c3f2"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cm" fo:margin-bottom="0cm" loext:contextual-spacing="false"/>
      <style:text-properties fo:font-size="12pt" fo:language="es" fo:country="ES" fo:font-style="italic" style:text-underline-style="none" fo:font-weight="bold" officeooo:rsid="00510d0b" officeooo:paragraph-rsid="0053356e" style:font-size-asian="10.5pt" style:font-style-asian="italic" style:font-weight-asian="bold" style:font-size-complex="12pt" style:font-style-complex="italic" style:font-weight-complex="bold"/>
    </style:style>
    <style:style style:name="P38" style:family="paragraph" style:parent-style-name="Standard">
      <style:paragraph-properties fo:margin-top="0cm" fo:margin-bottom="0cm" loext:contextual-spacing="false"/>
      <style:text-properties fo:font-size="12pt" fo:language="es" fo:country="ES" fo:font-style="italic" style:text-underline-style="solid" style:text-underline-width="auto" style:text-underline-color="font-color" fo:font-weight="normal" officeooo:rsid="00510d0b" officeooo:paragraph-rsid="0053d8ee" style:font-size-asian="10.5pt" style:font-style-asian="italic" style:font-weight-asian="normal" style:font-size-complex="12pt" style:font-style-complex="italic" style:font-weight-complex="normal"/>
    </style:style>
    <style:style style:name="P39" style:family="paragraph" style:parent-style-name="Standard">
      <style:paragraph-properties fo:margin-top="0cm" fo:margin-bottom="0cm" loext:contextual-spacing="false"/>
      <style:text-properties fo:font-size="12pt" fo:language="es" fo:country="ES" fo:font-style="italic" style:text-underline-style="solid" style:text-underline-width="auto" style:text-underline-color="font-color" fo:font-weight="normal" officeooo:rsid="00510d0b" officeooo:paragraph-rsid="0055759a" style:font-size-asian="10.5pt" style:font-style-asian="italic" style:font-weight-asian="normal" style:font-size-complex="12pt" style:font-style-complex="italic" style:font-weight-complex="normal"/>
    </style:style>
    <style:style style:name="P40" style:family="paragraph" style:parent-style-name="Standard">
      <style:paragraph-properties fo:margin-top="0cm" fo:margin-bottom="0cm" loext:contextual-spacing="false"/>
      <style:text-properties fo:font-size="12pt" fo:language="es" fo:country="ES" fo:font-style="italic" style:text-underline-style="solid" style:text-underline-width="auto" style:text-underline-color="font-color" fo:font-weight="normal" officeooo:rsid="00510d0b" officeooo:paragraph-rsid="0056e8ad" style:font-size-asian="10.5pt" style:font-style-asian="italic" style:font-weight-asian="normal" style:font-size-complex="12pt" style:font-style-complex="italic" style:font-weight-complex="normal"/>
    </style:style>
    <style:style style:name="P41" style:family="paragraph" style:parent-style-name="Standard">
      <style:paragraph-properties fo:margin-top="0cm" fo:margin-bottom="0cm" loext:contextual-spacing="false"/>
      <style:text-properties style:font-name="Liberation Serif" fo:font-size="12pt" fo:language="es" fo:country="ES" fo:font-style="italic" style:text-underline-style="solid" style:text-underline-width="auto" style:text-underline-color="font-color" fo:font-weight="normal" officeooo:rsid="00510d0b" officeooo:paragraph-rsid="0056e8ad" style:font-size-asian="10.5pt" style:font-style-asian="italic" style:font-weight-asian="normal" style:font-size-complex="12pt" style:font-style-complex="italic" style:font-weight-complex="normal"/>
    </style:style>
    <style:style style:name="P42" style:family="paragraph" style:parent-style-name="Standard">
      <style:paragraph-properties fo:margin-top="0cm" fo:margin-bottom="0cm" loext:contextual-spacing="false"/>
      <style:text-properties style:font-name="Liberation Serif" fo:font-size="12pt" fo:language="es" fo:country="ES" fo:font-style="italic" style:text-underline-style="solid" style:text-underline-width="auto" style:text-underline-color="font-color" fo:font-weight="normal" officeooo:rsid="00510d0b" officeooo:paragraph-rsid="0057bec2" style:font-size-asian="10.5pt" style:font-style-asian="italic" style:font-weight-asian="normal" style:font-size-complex="12pt" style:font-style-complex="italic" style:font-weight-complex="normal"/>
    </style:style>
    <style:style style:name="P43" style:family="paragraph" style:parent-style-name="Standard">
      <style:paragraph-properties fo:margin-top="0cm" fo:margin-bottom="0cm" loext:contextual-spacing="false"/>
      <style:text-properties style:font-name="Liberation Serif" fo:font-size="12pt" fo:language="es" fo:country="ES" fo:font-style="italic" style:text-underline-style="solid" style:text-underline-width="auto" style:text-underline-color="font-color" fo:font-weight="normal" officeooo:rsid="00510d0b" officeooo:paragraph-rsid="00585408" style:font-size-asian="10.5pt" style:font-style-asian="italic" style:font-weight-asian="normal" style:font-size-complex="12pt" style:font-style-complex="italic" style:font-weight-complex="normal"/>
    </style:style>
    <style:style style:name="P44" style:family="paragraph" style:parent-style-name="Standard">
      <style:paragraph-properties fo:margin-top="0cm" fo:margin-bottom="0cm" loext:contextual-spacing="false"/>
      <style:text-properties style:font-name="Liberation Serif" fo:font-size="12pt" fo:language="es" fo:country="ES" fo:font-style="italic" style:text-underline-style="solid" style:text-underline-width="auto" style:text-underline-color="font-color" fo:font-weight="normal" officeooo:rsid="00510d0b" officeooo:paragraph-rsid="0059489f" style:font-size-asian="10.5pt" style:font-style-asian="italic" style:font-weight-asian="normal" style:font-size-complex="12pt" style:font-style-complex="italic" style:font-weight-complex="normal"/>
    </style:style>
    <style:style style:name="P45" style:family="paragraph" style:parent-style-name="Standard">
      <style:paragraph-properties fo:margin-top="0cm" fo:margin-bottom="0cm" loext:contextual-spacing="false"/>
      <style:text-properties style:font-name="Liberation Serif" fo:font-size="12pt" fo:language="es" fo:country="ES" fo:font-style="normal" style:text-underline-style="none" fo:font-weight="normal" officeooo:rsid="00510d0b" officeooo:paragraph-rsid="0059489f" style:font-size-asian="10.5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23865a" officeooo:paragraph-rsid="0023d311"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23865a" officeooo:paragraph-rsid="0061f96c" style:font-size-asian="10.5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44dd33" officeooo:paragraph-rsid="0043c3f2" style:font-size-asian="10.5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44dd33" officeooo:paragraph-rsid="0053d8ee" style:font-size-asian="10.5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63b68b" officeooo:paragraph-rsid="004c7a2b" style:font-size-asian="10.5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style:text-properties fo:font-size="12pt" fo:language="es" fo:country="ES" fo:font-style="normal" style:text-underline-style="none" fo:font-weight="normal" officeooo:rsid="0043c3f2" officeooo:paragraph-rsid="0043c3f2"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top="0cm" fo:margin-bottom="0cm" loext:contextual-spacing="false"/>
      <style:text-properties fo:font-size="15pt" fo:language="es" fo:country="ES" fo:font-style="normal" style:text-underline-style="none" fo:font-weight="bold" officeooo:rsid="0044dd33" officeooo:paragraph-rsid="00423560" style:font-size-asian="15pt" style:font-style-asian="normal" style:font-weight-asian="bold" style:font-size-complex="15pt" style:font-style-complex="normal" style:font-weight-complex="bold"/>
    </style:style>
    <style:style style:name="P53" style:family="paragraph" style:parent-style-name="Text_20_body">
      <style:paragraph-properties fo:margin-top="0cm" fo:margin-bottom="0cm" loext:contextual-spacing="false"/>
      <style:text-properties style:font-name="Liberation Serif" fo:font-size="12pt" fo:language="es" fo:country="ES" fo:font-style="normal" style:text-underline-style="none" fo:font-weight="normal" officeooo:rsid="0036a67f" officeooo:paragraph-rsid="0031dc68"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style:text-properties style:font-name="Liberation Serif" fo:font-size="12pt" officeooo:paragraph-rsid="0061f96c" style:font-size-asian="10.5pt" style:font-size-complex="12pt"/>
    </style:style>
    <style:style style:name="P55"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a6b79" officeooo:paragraph-rsid="004c7a2b" style:font-size-asian="12pt" style:font-size-complex="12pt"/>
    </style:style>
    <style:style style:name="P56"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ac01c" officeooo:paragraph-rsid="004c7a2b" style:font-size-asian="12pt" style:font-size-complex="12pt"/>
    </style:style>
    <style:style style:name="P57" style:family="paragraph" style:parent-style-name="Standard">
      <style:paragraph-properties fo:margin-left="0cm" fo:margin-right="1cm" fo:text-indent="0cm" style:auto-text-indent="false"/>
      <style:text-properties style:font-name="Liberation Serif" fo:font-size="12pt" fo:language="es" fo:country="ES" officeooo:paragraph-rsid="004c7a2b" style:font-size-asian="12pt" style:font-size-complex="12pt"/>
    </style:style>
    <style:style style:name="P58" style:family="paragraph" style:parent-style-name="Standard">
      <style:paragraph-properties fo:margin-left="0cm" fo:margin-right="1cm" fo:text-indent="0cm" style:auto-text-indent="false"/>
      <style:text-properties style:font-name="Liberation Serif" fo:font-size="12pt" fo:language="es" fo:country="ES" fo:font-weight="normal" officeooo:paragraph-rsid="004c7a2b" style:font-size-asian="12pt" style:font-weight-asian="normal" style:font-size-complex="12pt" style:font-weight-complex="normal"/>
    </style:style>
    <style:style style:name="P59" style:family="paragraph" style:parent-style-name="Standard">
      <style:paragraph-properties fo:margin-left="0cm" fo:margin-right="1cm" fo:text-indent="0cm" style:auto-text-indent="false"/>
      <style:text-properties officeooo:paragraph-rsid="004c7a2b"/>
    </style:style>
    <style:style style:name="P60" style:family="paragraph" style:parent-style-name="Standard">
      <style:text-properties style:font-name="Liberation Serif" fo:font-size="12pt" fo:language="es" fo:country="ES" fo:font-style="normal" style:text-underline-style="none" fo:font-weight="normal" officeooo:rsid="0025a083" officeooo:paragraph-rsid="0023d311"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language="es" fo:country="ES" fo:font-style="normal" style:text-underline-style="none" fo:font-weight="normal" officeooo:rsid="0036a67f" officeooo:paragraph-rsid="0015bebf" style:font-size-asian="12pt" style:font-style-asian="normal" style:font-weight-asian="normal" style:font-size-complex="12pt" style:font-style-complex="normal" style:font-weight-complex="normal"/>
    </style:style>
    <style:style style:name="P62" style:family="paragraph" style:parent-style-name="Standard">
      <style:paragraph-properties fo:margin-top="0cm" fo:margin-bottom="0cm" loext:contextual-spacing="false"/>
      <style:text-properties fo:font-size="12pt" fo:language="es" fo:country="ES" fo:font-style="normal" style:text-underline-style="none" fo:font-weight="normal" officeooo:rsid="0025a083" officeooo:paragraph-rsid="00643fca"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loext:contextual-spacing="false"/>
      <style:text-properties style:font-name="Liberation Serif" fo:font-size="12pt" fo:language="es" fo:country="ES" fo:font-style="normal" style:text-underline-style="none" fo:font-weight="normal" officeooo:rsid="00510d0b" officeooo:paragraph-rsid="0059489f" style:font-size-asian="10.5pt" style:font-style-asian="normal" style:font-weight-asian="normal" style:font-size-complex="12pt" style:font-style-complex="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61e74a" style:font-size-asian="10.5pt" style:font-weight-asian="normal" style:font-size-complex="12pt" style:font-weight-complex="normal"/>
    </style:style>
    <style:style style:name="T3" style:family="text">
      <style:text-properties fo:font-size="12pt" fo:font-weight="normal" officeooo:rsid="0047f4e1" style:font-size-asian="10.5pt" style:font-weight-asian="normal" style:font-size-complex="12pt" style:font-weight-complex="normal"/>
    </style:style>
    <style:style style:name="T4" style:family="text">
      <style:text-properties fo:font-size="12pt" fo:font-weight="normal" officeooo:rsid="0061f75d" style:font-size-asian="10.5pt" style:font-weight-asian="normal" style:font-size-complex="12pt" style:font-weight-complex="normal"/>
    </style:style>
    <style:style style:name="T5" style:family="text">
      <style:text-properties fo:font-size="12pt" fo:font-weight="normal" officeooo:rsid="0045872a" style:font-size-asian="10.5pt" style:font-weight-asian="normal" style:font-size-complex="12pt" style:font-weight-complex="normal"/>
    </style:style>
    <style:style style:name="T6" style:family="text">
      <style:text-properties fo:font-size="12pt" fo:font-weight="normal" officeooo:rsid="002ebf4c" style:font-size-asian="12pt" style:font-weight-asian="normal" style:font-size-complex="12pt" style:font-weight-complex="normal"/>
    </style:style>
    <style:style style:name="T7" style:family="text">
      <style:text-properties style:text-underline-style="none"/>
    </style:style>
    <style:style style:name="T8" style:family="text">
      <style:text-properties style:text-underline-style="none" officeooo:rsid="002073ab"/>
    </style:style>
    <style:style style:name="T9" style:family="text">
      <style:text-properties style:text-underline-style="solid" style:text-underline-width="auto" style:text-underline-color="font-colo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2" style:family="text">
      <style:text-properties fo:font-size="15pt" fo:font-style="italic" fo:font-weight="bold" style:font-size-asian="15pt" style:font-style-asian="italic" style:font-weight-asian="bold" style:font-size-complex="15pt" style:font-style-complex="italic" style:font-weight-complex="bold"/>
    </style:style>
    <style:style style:name="T13" style:family="text">
      <style:text-properties officeooo:rsid="005b5d8d"/>
    </style:style>
    <style:style style:name="T14" style:family="text">
      <style:text-properties officeooo:rsid="005d46dc"/>
    </style:style>
    <style:style style:name="T15" style:family="text">
      <style:text-properties style:font-name="Liberation Serif" fo:font-size="12pt" fo:font-style="normal" style:text-underline-style="none" fo:font-weight="normal" officeooo:rsid="0044dd33"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style:text-underline-style="none" fo:font-weight="normal" officeooo:rsid="0042356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style:text-underline-style="none" fo:font-weight="normal" officeooo:rsid="0045872a"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weight="normal" officeooo:rsid="001bb2d3" style:font-size-asian="12pt" style:font-weight-asian="normal" style:font-size-complex="12pt" style:font-weight-complex="normal"/>
    </style:style>
    <style:style style:name="T19" style:family="text">
      <style:text-properties style:font-name="Liberation Serif" fo:font-size="12pt" fo:language="es" fo:country="ES" fo:font-style="normal" style:text-underline-style="none" fo:font-weight="normal" officeooo:rsid="00434cb2" style:font-size-asian="12pt" style:font-style-asian="normal" style:font-weight-asian="normal" style:font-size-complex="12pt" style:font-style-complex="normal" style:font-weight-complex="normal"/>
    </style:style>
    <style:style style:name="T20" style:family="text">
      <style:text-properties style:font-name="Liberation Serif" fo:font-size="12pt" fo:language="es" fo:country="ES" fo:font-style="normal" style:text-underline-style="none" fo:font-weight="normal" officeooo:rsid="0015bebf" style:font-size-asian="12pt" style:font-style-asian="normal" style:font-weight-asian="normal" style:font-size-complex="12pt" style:font-style-complex="normal" style:font-weight-complex="normal"/>
    </style:style>
    <style:style style:name="T21" style:family="text">
      <style:text-properties style:font-name="Liberation Serif" fo:font-size="12pt" fo:language="es" fo:country="ES" fo:font-style="normal" style:text-underline-style="none" fo:font-weight="normal" officeooo:rsid="00434cb2" style:font-name-asian="Noto Sans Mono CJK SC" style:font-size-asian="12pt" style:font-style-asian="normal" style:font-weight-asian="normal" style:font-name-complex="Liberation Mono" style:font-size-complex="12pt" style:font-style-complex="normal" style:font-weight-complex="normal"/>
    </style:style>
    <style:style style:name="T22" style:family="text">
      <style:text-properties style:font-name="Liberation Serif" style:font-size-asian="12pt"/>
    </style:style>
    <style:style style:name="T23" style:family="text">
      <style:text-properties style:font-name="Liberation Serif" officeooo:rsid="00490789" style:font-size-asian="12pt"/>
    </style:style>
    <style:style style:name="T24" style:family="text">
      <style:text-properties style:font-name="Liberation Serif" officeooo:rsid="00499740" style:font-size-asian="12pt"/>
    </style:style>
    <style:style style:name="T25" style:family="text">
      <style:text-properties officeooo:rsid="003da101"/>
    </style:style>
    <style:style style:name="T26" style:family="text">
      <style:text-properties officeooo:rsid="00404e12"/>
    </style:style>
    <style:style style:name="T27" style:family="text">
      <style:text-properties fo:language="es" fo:country="ES"/>
    </style:style>
    <style:style style:name="T28" style:family="text">
      <style:text-properties fo:language="es" fo:country="ES" fo:font-style="normal" style:text-underline-style="none" fo:font-weight="normal" officeooo:rsid="0025a083" style:font-style-asian="normal" style:font-weight-asian="normal" style:font-style-complex="normal" style:font-weight-complex="normal"/>
    </style:style>
    <style:style style:name="T29" style:family="text">
      <style:text-properties fo:language="es" fo:country="ES" fo:font-style="normal" style:text-underline-style="none" fo:font-weight="normal" officeooo:rsid="004501cf" style:font-style-asian="normal" style:font-weight-asian="normal" style:font-style-complex="normal" style:font-weight-complex="normal"/>
    </style:style>
    <style:style style:name="T30" style:family="text">
      <style:text-properties fo:language="es" fo:country="ES" fo:font-style="normal" style:text-underline-style="none" fo:font-weight="normal" officeooo:rsid="00423560" style:font-style-asian="normal" style:font-weight-asian="normal" style:font-style-complex="normal" style:font-weight-complex="normal"/>
    </style:style>
    <style:style style:name="T31" style:family="text">
      <style:text-properties fo:language="es" fo:country="ES" fo:font-style="normal" style:text-underline-style="none" fo:font-weight="normal" officeooo:rsid="00404e12" style:font-style-asian="normal" style:font-weight-asian="normal" style:font-style-complex="normal" style:font-weight-complex="normal"/>
    </style:style>
    <style:style style:name="T32" style:family="text">
      <style:text-properties fo:language="es" fo:country="ES" fo:font-style="normal" style:text-underline-style="none" fo:font-weight="normal" officeooo:rsid="0025a083" style:font-size-asian="10.5pt" style:font-style-asian="normal" style:font-weight-asian="normal" style:font-style-complex="normal" style:font-weight-complex="normal"/>
    </style:style>
    <style:style style:name="T33" style:family="text">
      <style:text-properties fo:language="es" fo:country="ES" fo:font-style="normal" style:text-underline-style="none" fo:font-weight="normal" officeooo:rsid="00643fca" style:font-size-asian="10.5pt" style:font-style-asian="normal" style:font-weight-asian="normal" style:font-style-complex="normal" style:font-weight-complex="normal"/>
    </style:style>
    <style:style style:name="T34" style:family="text">
      <style:text-properties fo:language="es" fo:country="ES" officeooo:rsid="00404e12"/>
    </style:style>
    <style:style style:name="T35" style:family="text">
      <style:text-properties officeooo:rsid="00433999"/>
    </style:style>
    <style:style style:name="T36" style:family="text">
      <style:text-properties officeooo:rsid="0053bd5c"/>
    </style:style>
    <style:style style:name="T37" style:family="text">
      <style:text-properties officeooo:rsid="001bb2d3"/>
    </style:style>
    <style:style style:name="T38" style:family="text">
      <style:text-properties fo:font-weight="normal" style:font-weight-asian="normal" style:font-weight-complex="normal"/>
    </style:style>
    <style:style style:name="T39" style:family="text">
      <style:text-properties officeooo:rsid="00434cb2"/>
    </style:style>
    <style:style style:name="T40" style:family="text">
      <style:text-properties officeooo:rsid="0043c3f2"/>
    </style:style>
    <style:style style:name="T41" style:family="text">
      <style:text-properties officeooo:rsid="00599bc0"/>
    </style:style>
    <style:style style:name="T42" style:family="text">
      <style:text-properties officeooo:rsid="00446c09"/>
    </style:style>
    <style:style style:name="T43" style:family="text">
      <style:text-properties officeooo:rsid="004501cf"/>
    </style:style>
    <style:style style:name="T44" style:family="text">
      <style:text-properties officeooo:rsid="004724bc"/>
    </style:style>
    <style:style style:name="T45" style:family="text">
      <style:text-properties officeooo:rsid="004b5593"/>
    </style:style>
    <style:style style:name="T46" style:family="text">
      <style:text-properties fo:font-variant="normal" fo:text-transform="none" style:font-name="Liberation Serif" fo:font-size="12pt" fo:font-style="normal" style:font-size-asian="12pt" style:font-size-complex="12pt"/>
    </style:style>
    <style:style style:name="T47" style:family="text">
      <style:text-properties fo:font-variant="normal" fo:text-transform="none" style:font-name="Liberation Serif" fo:font-size="12pt" fo:font-style="normal" officeooo:rsid="00433999" style:font-size-asian="12pt" style:font-size-complex="12pt"/>
    </style:style>
    <style:style style:name="T48" style:family="text">
      <style:text-properties fo:font-variant="normal" fo:text-transform="none" style:font-name="Liberation Serif" fo:font-size="12pt" fo:font-style="normal" officeooo:rsid="003da101" style:font-size-asian="12pt" style:font-size-complex="12pt"/>
    </style:style>
    <style:style style:name="T49" style:family="text">
      <style:text-properties fo:font-variant="normal" fo:text-transform="none" fo:font-style="normal" style:text-underline-style="none" fo:font-weight="normal" officeooo:rsid="001e38b9" style:font-style-asian="italic" style:font-weight-asian="normal" style:font-style-complex="italic" style:font-weight-complex="normal"/>
    </style:style>
    <style:style style:name="T50" style:family="text">
      <style:text-properties fo:font-variant="normal" fo:text-transform="none" fo:font-style="normal" style:text-underline-style="none" fo:font-weight="normal" officeooo:rsid="00434cb2" style:font-style-asian="italic" style:font-weight-asian="normal" style:font-style-complex="italic" style:font-weight-complex="normal"/>
    </style:style>
    <style:style style:name="T51" style:family="text">
      <style:text-properties fo:font-variant="normal" fo:text-transform="none" fo:font-style="normal" style:text-underline-style="none" fo:font-weight="normal" officeooo:rsid="0053bd5c" style:font-style-asian="italic" style:font-weight-asian="normal" style:font-style-complex="italic" style:font-weight-complex="normal"/>
    </style:style>
    <style:style style:name="T52" style:family="text">
      <style:text-properties officeooo:rsid="001e38b9"/>
    </style:style>
    <style:style style:name="T53" style:family="text">
      <style:text-properties officeooo:rsid="0053356e"/>
    </style:style>
    <style:style style:name="T54" style:family="text">
      <style:text-properties officeooo:rsid="00643fca"/>
    </style:style>
    <style:style style:name="T55" style:family="text">
      <style:text-properties officeooo:rsid="0023865a"/>
    </style:style>
    <style:style style:name="T56" style:family="text">
      <style:text-properties officeooo:rsid="0065cf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OS DIÁLOGOS PARA VISITA <text:span text:style-name="T44">PUERTAS ABIERTAS</text:span> :</text:p>
      <text:p text:style-name="P24"/>
      <text:p text:style-name="P17"/>
      <text:p text:style-name="P25">entradaprincipal :<text:span text:style-name="T7"> <text:s text:c="4"/></text:span><text:span text:style-name="T8">(texto de bienvenida)</text:span></text:p>
      <text:p text:style-name="P25"/>
      <text:p text:style-name="P25"/>
      <text:p text:style-name="P18">Versión texto bien escrito :</text:p>
      <text:p text:style-name="P13"/>
      <text:p text:style-name="P13">Hola bienvenidos, <text:span text:style-name="T42">m</text:span>i nombre es Benito y <text:span text:style-name="T22">actualmente trabajo como guía en el centro de automatización y robótica.</text:span></text:p>
      <text:p text:style-name="P13"><text:span text:style-name="T22">Estoy encantado de teneros aquí y de </text:span><text:span text:style-name="T23">poder</text:span><text:span text:style-name="T22"> mostrar</text:span><text:span text:style-name="T24">os</text:span><text:span text:style-name="T22"> nuestras instalaciones. </text:span><text:span text:style-name="T24">Os</text:span><text:span text:style-name="T22"> invito a que me sig</text:span><text:span text:style-name="T24">áis</text:span><text:span text:style-name="T22"> para realizar un breve recorrido y descubrir lo que ofrecemos en este fascinante lugar.</text:span></text:p>
      <text:p text:style-name="P20"><text:s/></text:p>
      <text:p text:style-name="P7"/>
      <text:p text:style-name="P7"/>
      <text:p text:style-name="P18">Versión texto para paquete visita carpeta dialogos_ES ( “mal escrito <text:span text:style-name="T53">para que suene bien</text:span>”) :</text:p>
      <text:p text:style-name="P19"/>
      <text:p text:style-name="P19">Hola bienvenidos, mi nombre es Benito y actualmente trabajo como guía en el centro de automatización y robótica.</text:p>
      <text:p text:style-name="P19">Estoy encantado de teneros aquí y de poder mostraros nuestras instalaciones. Os invito a que me sigáis para realizar un breve recorrido y descubrir lo que ofrecemos en este fascinante lugar.</text:p>
      <text:p text:style-name="P19"/>
      <text:p text:style-name="P14"/>
      <text:p text:style-name="P37"/>
      <text:p text:style-name="P35"/>
      <text:p text:style-name="P35"/>
      <text:p text:style-name="P46"/>
      <text:p text:style-name="P32"><text:span text:style-name="T11">entradaD</text:span><text:span text:style-name="T12"> <text:s text:c="3"/>(entrada sala D)</text:span></text:p>
      <text:p text:style-name="P36"/>
      <text:p text:style-name="P36"/>
      <text:p text:style-name="P38">Versión texto bien escrito :</text:p>
      <text:p text:style-name="P38"/>
      <text:p text:style-name="P48"><text:span text:style-name="T43">Nos encontramos en la entrada d</text:span>el laboratorio de robótica y cibernética. <text:span text:style-name="T43">P</text:span><text:span text:style-name="T41">or favor </text:span><text:span text:style-name="T40">seguidme</text:span><text:span text:style-name="T41"> y </text:span><text:span text:style-name="T40">os</text:span><text:span text:style-name="T41"> lo mostraré</text:span>.</text:p>
      <text:p text:style-name="P48"/>
      <text:p text:style-name="P48"/>
      <text:p text:style-name="P48"/>
      <text:p text:style-name="P38">Versión texto para paquete visita carpeta dialogos_ES ( “mal escrito <text:span text:style-name="T53">para que suene bien</text:span>”) :</text:p>
      <text:p text:style-name="P48"/>
      <text:p text:style-name="P49">Nos encontramos en la entrada del laboratorio de robótica y cibernética. Por favor seguidme y os lo mostraré.</text:p>
      <text:p text:style-name="P51"/>
      <text:p text:style-name="P51"/>
      <text:p text:style-name="P51"/>
      <text:p text:style-name="P51"/>
      <text:p text:style-name="P51"><text:soft-page-break/></text:p>
      <text:p text:style-name="P51"/>
      <text:p text:style-name="P51"/>
      <text:p text:style-name="P32"><text:span text:style-name="T11">centroD</text:span><text:span text:style-name="T12"> <text:s text:c="4"/>(centro sala D)</text:span></text:p>
      <text:p text:style-name="P10"/>
      <text:p text:style-name="P10"/>
      <text:p text:style-name="P39">Versión texto bien escrito :</text:p>
      <text:p text:style-name="P30"/>
      <text:p text:style-name="P30">Bienvenidos a la sala del Grupo de Investigación en Robótica y Cibernética. En este grupo, dos profesores, cinco doctorandos y muchos alumnos de grado y máster trabajan construyendo o programando robots móviles pensados para colaborar con humanos en diferentes tareas. Su fin no es nunca sustituiros, sino ayudaros.</text:p>
      <text:p text:style-name="P30">El alma de la fiesta son estos perros que tengo aquí al lado. Uno de ellos, César, quiere saludaros. ¡No seas tímido, César! ¡Dales la patita a nuestros visitantes!.</text:p>
      <text:p text:style-name="P30">¿Os estaréis preguntando para qué los usan verdad? Pues, aunque luego mis compañeros desarrollarán, os adelanto que los usan para buscar víctimas en escombros tras desastres como pueden ser terremotos, explosiones o derrumbamientos de edificios. Esto lo hacen ahora los bomberos, pero usar estos robots evita la pérdida de vidas humanas.</text:p>
      <text:p text:style-name="P30">Como tienen patas, son muy ágiles, pero no pueden, por ejemplo, cargar víctimas. Esta sería la misión del robot grande que veis a mi izquierda.</text:p>
      <text:p text:style-name="P30">Delante de él, tenemos dos pequeños robots cuya misión será, como ahora os explicará mi compañero David, desplegar un robot de cables que permita explorar agujeros.</text:p>
      <text:p text:style-name="P30">Y no os penséis que solo nos dedicamos a rescatar gente. El robot que tiene un brazo gris encima es fruto de un proyecto de Robótica para Agricultura. El brazo tiene una cámara que nos permite, usando Inteligencia Artificial, predecir la calidad de la cosecha y cu<text:span text:style-name="T56">á</text:span>ntas toneladas de uva se esperan recolectar.</text:p>
      <text:p text:style-name="P30">El otro día alguien dijo que esto era muy futurista. Pues quiero enseñaros algo más futurista aún. A mi derecha tengo unos robots blandos. Como su nombre indica, son blandos. ¡Podéis tocarlos y apretarlos y ver que es así!.</text:p>
      <text:p text:style-name="P30">Si yo os doy un golpe os hago daño, ellos no. Eso es porque están hechos de materiales como silicona y dentro no pueden tener motores. Así, tienen que moverse por aire, como hace el robot de color carne, o con cables, como si fueran una marioneta. La idea de estos investigadores es poder ponerlos sobre los perros para acercarse a las víctimas sin riesgo de hacerlas daño y poderlas medir el pulso.</text:p>
      <text:p text:style-name="P15">Espero que este futuro os ilusione. A mí me ilusiona mucho, aunque a veces pienso que es el presente. Yo, cuando estoy ilusionado, les pregunto cosas a mis compañeros. ¡Ahora vosotros podéis también preguntarles a ellos <text:span text:style-name="T56">lo</text:span> que queráis! ¡No os quedéis con dudas!.</text:p>
      <text:p text:style-name="P50"/>
      <text:p text:style-name="P50"/>
      <text:p text:style-name="P50"/>
      <text:p text:style-name="P50"/>
      <text:p text:style-name="P39">Versión texto para paquete visita carpeta dialogos_ES ( “mal escrito <text:span text:style-name="T53">para que suene bien</text:span>”) :</text:p>
      <text:p text:style-name="P39"/>
      <text:p text:style-name="P31">Bienvenidos a la sala del Grupo de Investigación en Robótica y Cibernética. En este grupo, dos profesores, cinco doctorandos y muchos alumnos de grado y máster trabajan construyendo o programando robots móviles pensados para colaborar con humanos en diferentes tareas. Su fin no es nunca sustituiros, sino ayudaros.</text:p>
      <text:p text:style-name="P31">El alma de la fiesta son estos perros que tengo aquí al lado. Uno de ellos, César, quiere saludaros. ¡No seas tímido, César! ¡Dales la patita a nuestros visitantes!.</text:p>
      <text:p text:style-name="P31">¿Os estaréis preguntando para qué los usan verdad? Pues, aunque luego mis compañeros desarrollarán, os adelanto que los usan para buscar víctimas en escombros tras desastres como <text:soft-page-break/>pueden ser terremotos, explosiones o derrumbamientos de edificios. Esto lo hacen ahora los bomberos, pero usar estos robots evita la pérdida de vidas humanas.</text:p>
      <text:p text:style-name="P31">Como tienen patas, son muy ágiles, pero no pueden, por ejemplo, cargar víctimas. Esta sería la misión del robot grande que veis a mi izquierda.</text:p>
      <text:p text:style-name="P31">Delante de él, tenemos dos pequeños robots cuya misión será, como ahora os explicará mi compañero David, desplegar un robot de cables que permita explorar agujeros.</text:p>
      <text:p text:style-name="P31">Y no os penséis que solo nos dedicamos a rescatar gente. El robot que tiene un brazo gris encima es fruto de un proyecto de Robótica para Agricultura. El brazo tiene una cámara que nos permite, usando Inteligencia Artificial, predecir la calidad de la cosecha y cu<text:span text:style-name="T56">á</text:span>ntas toneladas de uva se esperan recolectar.</text:p>
      <text:p text:style-name="P31">El otro día alguien dijo que esto era muy futurista. Pues quiero enseñaros algo más futurista aún. A mi derecha tengo unos robots blandos. Como su nombre indica, son blandos. ¡Podéis tocarlos y apretarlos y ver que es así!.</text:p>
      <text:p text:style-name="P31">Si yo os doy un golpe os hago daño, ellos no. Eso es porque están hechos de materiales como silicona y dentro no pueden tener motores. Así, tienen que moverse por aire, como hace el robot de color carne, o con cables, como si fueran una marioneta. La idea de estos investigadores es poder ponerlos sobre los perros para acercarse a las víctimas sin riesgo de hacerlas daño y poderlas medir el pulso.</text:p>
      <text:p text:style-name="P16">Espero que este futuro os ilusione. A mí me ilusiona mucho, aunque a veces pienso que es el presente. Yo, cuando estoy ilusionado, les pregunto cosas a mis compañeros. ¡Ahora vosotros podéis también preguntarles a ellos <text:span text:style-name="T56">lo</text:span> que queráis! ¡No os quedéis con dudas!.</text:p>
      <text:p text:style-name="P10"/>
      <text:p text:style-name="P10"/>
      <text:p text:style-name="P10"/>
      <text:p text:style-name="P10"/>
      <text:p text:style-name="P10"/>
      <text:p text:style-name="P10"/>
      <text:p text:style-name="P10"/>
      <text:p text:style-name="P9"><text:span text:style-name="T11">vitrina1</text:span> <text:s/></text:p>
      <text:p text:style-name="P9"/>
      <text:p text:style-name="P9"/>
      <text:p text:style-name="P40">Versión texto bien escrito :</text:p>
      <text:p text:style-name="P40"/>
      <text:p text:style-name="P47"><text:span text:style-name="T54">A vuestra derecha se encuentra</text:span><text:span text:style-name="T26"> </text:span><text:span text:style-name="T45">el</text:span><text:span text:style-name="T26"> </text:span>laboratorio de prácticas, <text:span text:style-name="T13">donde a lo largo del </text:span><text:span text:style-name="T14">año</text:span><text:span text:style-name="T13"> se realizan varias sesiones prácticas de distintas asignaturas</text:span>.</text:p>
      <text:p text:style-name="P54"><text:span text:style-name="T31">El laboratorio c</text:span><text:span text:style-name="T29">onsta de ocho puestos de trabajo, cada uno de ellos equipado con sistemas físicos, como un servo QUBE2, un generador y un simulador de procesos; con equipos de adquisición de datos, como tarjetas PCIe, tarjetas USB, y controladores lógicos programables; con instrumentación, como fuentes de alimentación y generadores de señales; y también con un robot colaborativo UR3e.</text:span></text:p>
      <text:p text:style-name="P4"><text:bookmark text:name="tw-target-text"/><text:span text:style-name="T33">En la vitrina de</text:span><text:span text:style-name="T32"> </text:span><text:span text:style-name="T33">vuestra izquierda tenemos </text:span><text:span text:style-name="T28">un modelo del robot submarino UX1-Neo, cuyo tamaño original es de aproximadamente 60 cm de diámetro.</text:span></text:p>
      <text:p text:style-name="P3"><text:span text:style-name="T27">Este robot es capaz de explorar minas inundadas, generar mapas 3D, y está equipado con varios sensores geofísicos que permiten a los ge</text:span><text:span text:style-name="T34">ó</text:span><text:span text:style-name="T27">logos conocer las materias primas dentro de la mina.</text:span></text:p>
      <text:p text:style-name="P3"><text:span text:style-name="T27">El UX1 es el resultado de la colaboración entre </text:span><text:span text:style-name="T34">el </text:span><text:span text:style-name="T30">CAR</text:span><text:span text:style-name="T27"> y varias instituciones europeas.</text:span></text:p>
      <text:p text:style-name="P21"/>
      <text:p text:style-name="P21"/>
      <text:p text:style-name="P21"/>
      <text:p text:style-name="P21"/>
      <text:p text:style-name="P21"/>
      <text:p text:style-name="P21"/>
      <text:p text:style-name="P41"><text:soft-page-break/>Versión texto para paquete visita carpeta dialogos_ES ( “mal escrito <text:span text:style-name="T53">para que suene bien</text:span>”) :</text:p>
      <text:p text:style-name="P12"/>
      <text:p text:style-name="P62">A vuestra derecha se encuentra el laboratorio de prácticas, donde a lo largo del año se realizan varias sesiones prácticas de distintas asignaturas.</text:p>
      <text:p text:style-name="P62">El laboratorio consta de ocho puestos de trabajo, cada uno de ellos equipado con sistemas físicos, como un servo Q U B E2, un generador y un simulador de procesos; con equipos de adquisición de datos, como tarjetas P C i <text:s/>hE, tarjetas Uh S B, y controladores lógicos programables; con instrumentación, como fuentes de alimentación y generadores de señales; y también con un robot colaborativo Uh R3 eeh.</text:p>
      <text:p text:style-name="P62">En la vitrina de vuestra izquierda tenemos un modelo del robot submarino U X1 <text:s/>Neo, cuyo tamaño original es de aproximadamente 60 cm de diámetro.</text:p>
      <text:p text:style-name="P62">Este robot es capaz de explorar minas inundadas y generar mapas 3D. Además está equipado con varios sensores geofísicos que permiten a los geólogos conocer las materias primas dentro de la mina.</text:p>
      <text:p text:style-name="P62">El U X1 es el resultado de la colaboración entre el CAR y varias instituciones europeas.</text:p>
      <text:p text:style-name="P12"/>
      <text:p text:style-name="P12"/>
      <text:p text:style-name="P12"/>
      <text:p text:style-name="P11"/>
      <text:p text:style-name="P8"/>
      <text:p text:style-name="P8"/>
      <text:p text:style-name="P8"/>
      <text:p text:style-name="P8"/>
      <text:p text:style-name="P8"/>
      <text:p text:style-name="P8"/>
      <text:p text:style-name="P8"/>
      <text:p text:style-name="P8"/>
      <text:p text:style-name="P8"/>
      <text:p text:style-name="P8"/>
      <text:p text:style-name="P26">vitrina3</text:p>
      <text:p text:style-name="P8"/>
      <text:p text:style-name="P8"/>
      <text:p text:style-name="P40">Versión texto bien escrito :</text:p>
      <text:p text:style-name="P40"/>
      <text:p text:style-name="P6"><text:bookmark text:name="tw-target-text1"/><text:span text:style-name="T15">El dispositivo en el estante superior de esta vitrina es una nariz electrónica, y justo debajo, tenemos a mi </text:span><text:span text:style-name="T16">compañero</text:span><text:span text:style-name="T15"> Potato, un robot de asistencia concebido como ayuda a las personas y dotado de un sistema emocional rob</text:span><text:span text:style-name="T16">ó</text:span><text:span text:style-name="T15">tico, que fue diseñado y desarrollado íntegramente en el laboratorio de control inteligente </text:span><text:span text:style-name="T17">de este centro</text:span><text:span text:style-name="T15">.</text:span></text:p>
      <text:p text:style-name="P2"/>
      <text:p text:style-name="P1"/>
      <text:p text:style-name="P41">Versión texto para paquete visita carpeta dialogos_ES ( “mal escrito <text:span text:style-name="T53">para que suene bien</text:span>”) :</text:p>
      <text:p text:style-name="P1"/>
      <text:p text:style-name="P1">El dispositivo en el estante superior de esta vitrina es una nariz electrónica, y justo debajo, tenemos a mi compañero Potato, un robot de asistencia concebido como ayuda a las personas y dotado de un sistema emocional robótico, que fue diseñado y desarrollado íntegramente en el laboratorio de control inteligente de este centro.</text:p>
      <text:p text:style-name="P1"/>
      <text:p text:style-name="P5"/>
      <text:p text:style-name="P5"/>
      <text:p text:style-name="P5"/>
      <text:p text:style-name="P5"/>
      <text:p text:style-name="P5"/>
      <text:p text:style-name="P5"><text:soft-page-break/></text:p>
      <text:p text:style-name="P28"><text:span text:style-name="T10">entradaH </text:span><text:s text:c="2"/>(entrada sala H)</text:p>
      <text:p text:style-name="P8"/>
      <text:p text:style-name="P8"/>
      <text:p text:style-name="P40">Versión texto bien escrito :</text:p>
      <text:p text:style-name="P33"/>
      <text:p text:style-name="P52"><text:span text:style-name="T5">Aquí se encuentra el </text:span><text:span text:style-name="T1">laboratorio </text:span><text:span text:style-name="T3">de</text:span><text:span text:style-name="T1"> </text:span><text:span text:style-name="T6">control inteligente</text:span><text:span text:style-name="T1">, </text:span><text:span text:style-name="T2">que además es mi hogar</text:span><text:span text:style-name="T1">. </text:span><text:span text:style-name="T5">Acompañadme y os </text:span><text:span text:style-name="T4">explicaré a qué nos dedicamos y nuestros objetivos.</text:span></text:p>
      <text:p text:style-name="P8"/>
      <text:p text:style-name="P8"/>
      <text:p text:style-name="P8"/>
      <text:p text:style-name="P42">Versión texto para paquete visita carpeta dialogos_ES ( “mal escrito <text:span text:style-name="T53">para que suene bien</text:span>”) :</text:p>
      <text:p text:style-name="P8"/>
      <text:p text:style-name="P8">Aquí se encuentra el laboratorio de control inteligente, que además es mi hogar. Acompañadme y os explicaré a qué nos dedicamos y nuestros objetivos.</text:p>
      <text:p text:style-name="P8"/>
      <text:p text:style-name="P8"/>
      <text:p text:style-name="P8"/>
      <text:p text:style-name="P8"/>
      <text:p text:style-name="P8"/>
      <text:p text:style-name="P27"><text:span text:style-name="T9">centroH </text:span><text:s text:c="4"/>(centro sala H)</text:p>
      <text:p text:style-name="P23"/>
      <text:p text:style-name="P23"/>
      <text:p text:style-name="P43">Versión texto bien escrito :</text:p>
      <text:p text:style-name="P43"/>
      <text:p text:style-name="P29">Esta es la sala del <text:span text:style-name="T38">grupo de Control Inteligente</text:span>, cuyos objetivos principales se basan en la aplicación de técnicas de inteligencia artificial para <text:span text:style-name="T35">garantizar</text:span>, por un lado, la navegación segura de vehículos y robots y, por otro lado, una interacción avanzada de los sistemas con los humanos, <text:span text:style-name="T37">lo que se conoce como HRI o </text:span><text:span text:style-name="T18">Interacción Humano-Robot</text:span>.</text:p>
      <text:p text:style-name="P29"><text:span text:style-name="T46">El grupo desarrolla contribuciones innovadoras en control </text:span><text:span text:style-name="T47">difuso</text:span><text:span text:style-name="T46">, optimización combinatoria, Localización y Mapeado Simultáneos </text:span><text:span text:style-name="T48">o </text:span><text:span text:style-name="T46">SLAM, </text:span><text:span text:style-name="T48">y mucho más.</text:span><text:span text:style-name="T46"> </text:span></text:p>
      <text:p text:style-name="P55">También utilizamos técnicas de d<text:span text:style-name="T36">i</text:span>p lerning, procesamiento de lenguaje natural, dispositivos conectados e IoT, reconocimiento de objetos y humanos, fusión sensori<text:span text:style-name="T25">al, etcétera.</text:span></text:p>
      <text:p text:style-name="P56">Los robots móviles de interiores pueden desarrollar un gran número de funciones. En el grupo se cuenta con gran experiencia en el desarrollo de sistemas para visitas guiadas en ferias y museos, en inspección, búsqueda y rescate y, con especial énfasis en los últimos años, en robótica asistencial para personas mayores y con fines relacionados con el ámbito de la salud.</text:p>
      <text:p text:style-name="P55"><text:span text:style-name="T52">Además de </text:span><text:span text:style-name="T39">mí</text:span><text:span text:style-name="T52">, otros robots </text:span><text:span text:style-name="T39">trabajan en este grupo</text:span><text:span text:style-name="T52">. </text:span><text:span text:style-name="T39">Por ejemplo, h</text:span><text:span text:style-name="T52">ay una base como la mía, pero sin cuerpo, brazos ni cabeza, para proyectos y pruebas dedicadas únicamente a navegación sin interacción.</text:span></text:p>
      <text:p text:style-name="P57"><text:span text:style-name="T49">También me gustaría mencionar algunos robots más antiguos como Blacky, Urbano, que fue muy famoso durante años y salía mucho en la televisión y </text:span><text:span text:style-name="T50">en la </text:span><text:span text:style-name="T49">prensa, el Pion</text:span><text:span text:style-name="T51">ii</text:span><text:span text:style-name="T49">r 3At, y el robot Doris, utilizado en varios proyectos recientes.</text:span></text:p>
      <text:p text:style-name="P58">Con esto concluimos la visita. Si tienen alguna pregunta, estaremos encantados de responderla.</text:p>
      <text:p text:style-name="P59"><text:span text:style-name="T19">Por último, s</text:span><text:span text:style-name="T20">i </text:span><text:span text:style-name="T19">habéis disfrutado</text:span><text:span text:style-name="T20"> esta pequeña demostración, por favor, </text:span><text:span text:style-name="T21">decidle a mi jefe que me suba el sueldo</text:span><text:span text:style-name="T20">.</text:span></text:p>
      <text:p text:style-name="P23"/>
      <text:p text:style-name="P22"/>
      <text:p text:style-name="P22"/>
      <text:p text:style-name="P53"/>
      <text:p text:style-name="P44"><text:soft-page-break/>Versión texto para paquete visita carpeta dialogos_ES ( “mal escrito <text:span text:style-name="T53">para que suene bien</text:span>”) :</text:p>
      <text:p text:style-name="P45"/>
      <text:p text:style-name="P45">Esta es la sala del grupo de Control Inteligente, cuyos objetivos principales se basan en la aplicación de técnicas de inteligencia artificial para garantizar, por un lado, la navegación segura de vehículos y robots y, por otro lado, una interacción avanzada de los sistemas con los humanos, lo que se conoce como H R i, o Interacción Humano Robot.</text:p>
      <text:p text:style-name="P45">El grupo desarrolla contribuciones innovadoras en control difuso, optimización combinatoria, Localización y Mapeado Simultáneos o SLAM, y mucho más. </text:p>
      <text:p text:style-name="P45">También utilizamos técnicas de dip lerning, procesamiento de lenguaje natural, dispositivos conectados, i o T, reconocimiento de objetos y humanos, fusión sensorial, etcétera.</text:p>
      <text:p text:style-name="P45">Los robots móviles de interiores pueden desarrollar un gran número de funciones. En el grupo se cuenta con gran experiencia en el desarrollo de sistemas para visitas guiadas en ferias y museos, en inspección, búsqueda y rescate y, con especial énfasis en los últimos años, en robótica asistencial para personas mayores y con fines relacionados con el ámbito de la salud.</text:p>
      <text:p text:style-name="P45">Además de mí, otros robots trabajan en este grupo. Por ejemplo, hay una base como la mía, pero sin cuerpo, brazos ni cabeza, para proyectos y pruebas dedicadas únicamente a navegación sin interacción.</text:p>
      <text:p text:style-name="P45">También me gustaría mencionar algunos robots más antiguos como Blacky, Urbano, que fue muy famoso durante años y salía mucho en la televisión y en la prensa, el Pionir 3 A t, y el robot Doris, utilizado en varios proyectos recientes.</text:p>
      <text:p text:style-name="P45">Con esto concluimos la visita. Si tienen alguna pregunta, estaremos encantados de responderla.</text:p>
      <text:p text:style-name="P45">Por último, si habéis disfrutado esta pequeña demostración, por favor, decidle a mi jefe que me suba el suel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7T00:16:43.204678028</meta:creation-date>
    <dc:date>2025-03-28T20:34:42.272071936</dc:date>
    <meta:editing-duration>PT2H55M15S</meta:editing-duration>
    <meta:editing-cycles>55</meta:editing-cycles>
    <meta:generator>LibreOffice/6.4.7.2$Linux_X86_64 LibreOffice_project/40$Build-2</meta:generator>
    <meta:document-statistic meta:table-count="0" meta:image-count="0" meta:object-count="0" meta:page-count="6" meta:paragraph-count="77" meta:word-count="2080" meta:character-count="12758" meta:non-whitespace-character-count="10730"/>
  </office:meta>
</office:document-meta>
</file>